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265cm" fo:margin-left="-0.132cm" table:align="left" style:writing-mode="lr-tb"/>
    </style:style>
    <style:style style:name="Tabla1.A" style:family="table-column">
      <style:table-column-properties style:column-width="7.437cm"/>
    </style:style>
    <style:style style:name="Tabla1.B" style:family="table-column">
      <style:table-column-properties style:column-width="2.736cm"/>
    </style:style>
    <style:style style:name="Tabla1.C" style:family="table-column">
      <style:table-column-properties style:column-width="2.604cm"/>
    </style:style>
    <style:style style:name="Tabla1.D" style:family="table-column">
      <style:table-column-properties style:column-width="2.4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5.265cm" fo:margin-left="-0.132cm" table:align="left" style:writing-mode="lr-tb"/>
    </style:style>
    <style:style style:name="Tabla2.A" style:family="table-column">
      <style:table-column-properties style:column-width="7.172cm"/>
    </style:style>
    <style:style style:name="Tabla2.B" style:family="table-column">
      <style:table-column-properties style:column-width="2.854cm"/>
    </style:style>
    <style:style style:name="Tabla2.C" style:family="table-column">
      <style:table-column-properties style:column-width="2.503cm"/>
    </style:style>
    <style:style style:name="Tabla2.D" style:family="table-column">
      <style:table-column-properties style:column-width="2.73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5.265cm" fo:margin-left="-0.132cm" table:align="left" style:writing-mode="lr-tb"/>
    </style:style>
    <style:style style:name="Tabla3.A" style:family="table-column">
      <style:table-column-properties style:column-width="7.108cm"/>
    </style:style>
    <style:style style:name="Tabla3.B" style:family="table-column">
      <style:table-column-properties style:column-width="2.858cm"/>
    </style:style>
    <style:style style:name="Tabla3.C" style:family="table-column">
      <style:table-column-properties style:column-width="2.54cm"/>
    </style:style>
    <style:style style:name="Tabla3.D" style:family="table-column">
      <style:table-column-properties style:column-width="2.75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/>
    </style:style>
    <style:style style:name="P8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/>
    </style:style>
    <style:style style:name="P9" style:family="paragraph" style:parent-style-name="Standard">
      <style:paragraph-properties fo:text-align="center" style:justify-single-word="false" style:border-line-width-left="0.106cm 0.026cm 0.026cm" style:border-line-width-right="0.026cm 0.026cm 0.106cm" style:border-line-width-top="0.106cm 0.026cm 0.026cm" style:border-line-width-bottom="0.026cm 0.026cm 0.106cm" fo:padding-left="0.141cm" fo:padding-right="0.141cm" fo:padding-top="0.035cm" fo:padding-bottom="0.035cm" fo:border-left="4.51pt double #000000" fo:border-right="4.51pt double #000000" fo:border-top="4.51pt double #000000" fo:border-bottom="4.51pt double #000000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 fo:break-before="page" style:border-line-width-left="0.106cm 0.026cm 0.026cm" style:border-line-width-right="0.026cm 0.026cm 0.106cm" style:border-line-width-top="0.106cm 0.026cm 0.026cm" style:border-line-width-bottom="0.026cm 0.026cm 0.106cm" fo:padding-left="0.141cm" fo:padding-right="0.141cm" fo:padding-top="0.035cm" fo:padding-bottom="0.035cm" fo:border-left="4.51pt double #000000" fo:border-right="4.51pt double #000000" fo:border-top="4.51pt double #000000" fo:border-bottom="4.51pt double #000000"/>
      <style:text-properties fo:font-weight="bold" style:font-weight-asian="bold"/>
    </style:style>
    <style:style style:name="P11" style:family="paragraph" style:parent-style-name="Standard" style:master-page-name="Standard">
      <style:paragraph-properties fo:text-align="center" style:justify-single-word="false" style:page-number="auto" style:border-line-width-left="0.106cm 0.026cm 0.026cm" style:border-line-width-right="0.026cm 0.026cm 0.106cm" style:border-line-width-top="0.106cm 0.026cm 0.026cm" style:border-line-width-bottom="0.026cm 0.026cm 0.106cm" fo:padding-left="0.141cm" fo:padding-right="0.141cm" fo:padding-top="0.035cm" fo:padding-bottom="0.035cm" fo:border-left="4.51pt double #000000" fo:border-right="4.51pt double #000000" fo:border-top="4.51pt double #000000" fo:border-bottom="4.51pt double #000000"/>
      <style:text-properties fo:font-weight="bold" style:font-weight-asian="bold"/>
    </style:style>
    <style:style style:name="T1" style:family="text">
      <style:text-properties fo:font-size="9pt" style:font-size-asian="9pt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fo:font-weight="bold" style:font-size-asian="10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¿ CUALIDADES DEL DELEGADO?</text:p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7"><text:s text:c="2"/>TOTALMENTE</text:p>
            <text:p text:style-name="P7"><text:s text:c="3"/>DE ACUERDO</text:p>
          </table:table-cell>
          <table:table-cell table:style-name="Tabla1.A1" office:value-type="string">
            <text:p text:style-name="P7"><text:s text:c="5"/>EN PARTE</text:p>
            <text:p text:style-name="P7"><text:s/>DE ACUERDO</text:p>
          </table:table-cell>
          <table:table-cell table:style-name="Tabla1.D1" office:value-type="string">
            <text:p text:style-name="P5"><text:span text:style-name="T1"><text:s/></text:span><text:span text:style-name="T2"><text:s text:c="8"/>EN DESACUERDO</text:span></text:p>
          </table:table-cell>
        </table:table-row>
        <table:table-row table:style-name="Tabla1.1">
          <table:table-cell table:style-name="Tabla1.A1" office:value-type="string">
            <text:p text:style-name="P5"><text:span text:style-name="T3">Solidaridad y compañerismo</text:span>. Tendrá que anteponer los intereses del grupo a los suyos propios.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D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5"><text:span text:style-name="T3">Responsabilidad y honradez</text:span>. Tendrá que merecer la confianza de sus compañeros y cumplir sus compromisos.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D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5"><text:span text:style-name="T3">Dinamismo y capacidad de iniciativa</text:span>. Habrá de ser capaz de proponer ideas para mejorar la vida del grupo y llevarlas adelante.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D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5"><text:span text:style-name="T3">Firmeza en la defensa de</text:span> <text:span text:style-name="T3">los intereses del grupo.</text:span>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D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5">Otras que deberían añadirse</text:p>
            <text:p text:style-name="P5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D1" office:value-type="string">
            <text:p text:style-name="P6"/>
          </table:table-cell>
        </table:table-row>
      </table:table>
      <text:p text:style-name="P5"/>
      <text:p text:style-name="P5"/>
      <text:p text:style-name="P5"/>
      <text:p text:style-name="P5"/>
      <text:p text:style-name="P9">¿ DERECHOS DEL DELEGADO?</text:p>
      <text:p text:style-name="P4"/>
      <text:p text:style-name="P2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8">TOTALMENTE DE ACUERDO</text:p>
          </table:table-cell>
          <table:table-cell table:style-name="Tabla2.A1" office:value-type="string">
            <text:h text:style-name="Heading_20_1" text:outline-level="1">EN PARTE DE <text:s text:c="4"/></text:h>
            <text:p text:style-name="P7"><text:s text:c="3"/>ACUERDO <text:s text:c="4"/></text:p>
          </table:table-cell>
          <table:table-cell table:style-name="Tabla2.D1" office:value-type="string">
            <text:p text:style-name="P8"><text:s text:c="7"/>EN <text:s text:c="4"/>DESACUERDO</text:p>
          </table:table-cell>
        </table:table-row>
        <table:table-row table:style-name="Tabla2.1">
          <table:table-cell table:style-name="Tabla2.A1" office:value-type="string">
            <text:p text:style-name="P5"><text:span text:style-name="T3">Derecho a recibir información</text:span> de los diferentes órganos del Centro.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  <table:table-cell table:style-name="Tabla2.D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5"><text:span text:style-name="T3">Derecho a utilizar el tiempo necesario</text:span> para el desarrollo de sus funciones. (Interferir lo menos posible en obligaciones académicas)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  <table:table-cell table:style-name="Tabla2.D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5"><text:span text:style-name="T3">Derecho a descargar parte de sus tareas en el Subdelegado</text:span>, siempre que haya acuerdo sobre ello.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  <table:table-cell table:style-name="Tabla2.D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5"><text:span text:style-name="T3">Derecho a dimitir</text:span> por razones justificadas. 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  <table:table-cell table:style-name="Tabla2.D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5">Otras que deberían añadirse</text:p>
            <text:p text:style-name="P5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  <table:table-cell table:style-name="Tabla2.D1" office:value-type="string">
            <text:p text:style-name="P6"/>
          </table:table-cell>
        </table:table-row>
      </table:table>
      <text:p text:style-name="P5"/>
      <text:p text:style-name="P2"/>
      <text:p text:style-name="P10">¿ FUNCIONES Y TAREAS?</text:p>
      <text:p text:style-name="P2"/>
      <text:p text:style-name="P2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8">TOTALMENTE DE ACUERDO</text:p>
          </table:table-cell>
          <table:table-cell table:style-name="Tabla3.A1" office:value-type="string">
            <text:p text:style-name="P7">EN PARTE DE ACUERDO</text:p>
          </table:table-cell>
          <table:table-cell table:style-name="Tabla3.D1" office:value-type="string">
            <text:p text:style-name="P8"><text:s text:c="9"/>EN DESACUERDO</text:p>
          </table:table-cell>
        </table:table-row>
        <table:table-row table:style-name="Tabla3.1">
          <table:table-cell table:style-name="Tabla3.A1" office:value-type="string">
            <text:p text:style-name="P5"><text:span text:style-name="T3">Ser el portavoz de las inquietudes y los problemas del grupo</text:span> ante el tutor y los profesores</text:p>
          </table:table-cell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  <table:table-cell table:style-name="Tabla3.D1" office:value-type="string">
            <text:p text:style-name="P3"/>
          </table:table-cell>
        </table:table-row>
        <table:table-row table:style-name="Tabla3.1">
          <table:table-cell table:style-name="Tabla3.A1" office:value-type="string">
            <text:p text:style-name="P5"><text:span text:style-name="T3">Representar a los compañeros en las sesiones de evaluación</text:span> y llevar las opiniones, sugerencias y decisiones del grupo.</text:p>
          </table:table-cell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  <table:table-cell table:style-name="Tabla3.D1" office:value-type="string">
            <text:p text:style-name="P3"/>
          </table:table-cell>
        </table:table-row>
        <table:table-row table:style-name="Tabla3.1">
          <table:table-cell table:style-name="Tabla3.A1" office:value-type="string">
            <text:p text:style-name="P5"><text:span text:style-name="T3">Coordinarse con los demás delegados </text:span><text:s/>y asistir a las reuniones que se celebren</text:p>
          </table:table-cell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  <table:table-cell table:style-name="Tabla3.D1" office:value-type="string">
            <text:p text:style-name="P3"/>
          </table:table-cell>
        </table:table-row>
        <table:table-row table:style-name="Tabla3.1">
          <table:table-cell table:style-name="Tabla3.A1" office:value-type="string">
            <text:p text:style-name="P5"><text:span text:style-name="T3">Mantener contacto con los miembros del Consejo Escolar</text:span> para mantener la comunicación.</text:p>
          </table:table-cell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  <table:table-cell table:style-name="Tabla3.D1" office:value-type="string">
            <text:p text:style-name="P3"/>
          </table:table-cell>
        </table:table-row>
        <table:table-row table:style-name="Tabla3.1">
          <table:table-cell table:style-name="Tabla3.A1" office:value-type="string">
            <text:p text:style-name="P2">Informar a sus compañeros de lo que se trata en las reuniones a las que asiste.</text:p>
          </table:table-cell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  <table:table-cell table:style-name="Tabla3.D1" office:value-type="string">
            <text:p text:style-name="P3"/>
          </table:table-cell>
        </table:table-row>
        <table:table-row table:style-name="Tabla3.1">
          <table:table-cell table:style-name="Tabla3.A1" office:value-type="string">
            <text:p text:style-name="P2">Luchar para que los alumnos vean respetados sus derechos y cumplan sus deberes.</text:p>
          </table:table-cell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  <table:table-cell table:style-name="Tabla3.D1" office:value-type="string">
            <text:p text:style-name="P3"/>
          </table:table-cell>
        </table:table-row>
        <table:table-row table:style-name="Tabla3.1">
          <table:table-cell table:style-name="Tabla3.A1" office:value-type="string">
            <text:p text:style-name="P5"><text:span text:style-name="T3">Colaborar en las tareas cotidianas, necesarias para la buena marcha del grupo</text:span>. ( Controlar partes, limpieza,..)</text:p>
          </table:table-cell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  <table:table-cell table:style-name="Tabla3.D1" office:value-type="string">
            <text:p text:style-name="P3"/>
          </table:table-cell>
        </table:table-row>
        <table:table-row table:style-name="Tabla3.1">
          <table:table-cell table:style-name="Tabla3.A1" office:value-type="string">
            <text:p text:style-name="P5">Otras que deberían añadirse.</text:p>
            <text:p text:style-name="P5"/>
            <text:p text:style-name="P5"/>
          </table:table-cell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  <table:table-cell table:style-name="Tabla3.D1" office:value-type="string">
            <text:p text:style-name="P3"/>
          </table:table-cell>
        </table:table-row>
      </table:table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9pt" fo:font-weight="bold" style:font-size-asian="9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¿ CUALIDADES DEL DELEGADO</dc:title>
    <meta:initial-creator>rdomojey</meta:initial-creator>
    <meta:creation-date>2014-09-16T10:23:00</meta:creation-date>
    <dc:creator>rdomojey</dc:creator>
    <dc:date>2014-09-16T10:24:00</dc:date>
    <meta:editing-cycles>1</meta:editing-cycles>
    <meta:editing-duration>PT1M</meta:editing-duration>
    <meta:document-statistic meta:table-count="3" meta:image-count="0" meta:object-count="0" meta:page-count="2" meta:paragraph-count="33" meta:word-count="266" meta:character-count="1713" meta:non-whitespace-character-count="1425"/>
    <meta:generator>LibreOffice/5.4.1.2$Linux_X86_64 LibreOffice_project/40m0$Build-2</meta:generator>
  </office:meta>
</office:document-meta>
</file>